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mily-generic="roman"/>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a45cd" officeooo:paragraph-rsid="000a45cd"/>
    </style:style>
    <style:style style:name="P2" style:family="paragraph" style:parent-style-name="Standard">
      <style:paragraph-properties fo:text-align="center" style:justify-single-word="false"/>
      <style:text-properties officeooo:rsid="000a45cd" officeooo:paragraph-rsid="000a45cd"/>
    </style:style>
    <style:style style:name="P3" style:family="paragraph" style:parent-style-name="Standard">
      <style:text-properties officeooo:rsid="000a45cd" officeooo:paragraph-rsid="000ba612"/>
    </style:style>
    <style:style style:name="P4" style:family="paragraph" style:parent-style-name="Standard">
      <style:text-properties fo:font-style="italic" officeooo:rsid="000a45cd" officeooo:paragraph-rsid="000a45cd" style:font-style-asian="italic" style:font-style-complex="italic"/>
    </style:style>
    <style:style style:name="P5" style:family="paragraph" style:parent-style-name="Standard">
      <style:text-properties officeooo:rsid="000d5396" officeooo:paragraph-rsid="000d5396"/>
    </style:style>
    <style:style style:name="P6" style:family="paragraph" style:parent-style-name="Standard">
      <style:text-properties officeooo:rsid="000d7ea1" officeooo:paragraph-rsid="000d7ea1"/>
    </style:style>
    <style:style style:name="P7" style:family="paragraph" style:parent-style-name="Standard">
      <style:text-properties officeooo:rsid="000df503" officeooo:paragraph-rsid="000df503"/>
    </style:style>
    <style:style style:name="P8" style:family="paragraph" style:parent-style-name="Standard">
      <style:text-properties officeooo:rsid="000ec602" officeooo:paragraph-rsid="000ec602"/>
    </style:style>
    <style:style style:name="P9" style:family="paragraph" style:parent-style-name="Standard">
      <style:text-properties officeooo:rsid="00108168" officeooo:paragraph-rsid="00108168"/>
    </style:style>
    <style:style style:name="P10" style:family="paragraph" style:parent-style-name="Standard">
      <style:text-properties officeooo:rsid="0013bb04" officeooo:paragraph-rsid="0013bb04"/>
    </style:style>
    <style:style style:name="P11" style:family="paragraph" style:parent-style-name="Standard" style:list-style-name="L1">
      <style:text-properties officeooo:rsid="0013bb04" officeooo:paragraph-rsid="0013bb04"/>
    </style:style>
    <style:style style:name="P12" style:family="paragraph" style:parent-style-name="Standard" style:list-style-name="L1">
      <style:text-properties officeooo:rsid="0013bed7" officeooo:paragraph-rsid="0013bed7"/>
    </style:style>
    <style:style style:name="P13" style:family="paragraph" style:parent-style-name="Standard">
      <style:text-properties officeooo:rsid="0013bed7" officeooo:paragraph-rsid="0013bed7"/>
    </style:style>
    <style:style style:name="P14" style:family="paragraph" style:parent-style-name="Standard">
      <style:text-properties officeooo:rsid="00155921" officeooo:paragraph-rsid="00155921"/>
    </style:style>
    <style:style style:name="P15" style:family="paragraph" style:parent-style-name="Standard">
      <style:text-properties officeooo:rsid="00172429" officeooo:paragraph-rsid="00172429"/>
    </style:style>
    <style:style style:name="P16" style:family="paragraph" style:parent-style-name="Standard">
      <style:paragraph-properties fo:break-before="page"/>
      <style:text-properties officeooo:rsid="0013bb04" officeooo:paragraph-rsid="0013bb04"/>
    </style:style>
    <style:style style:name="P17" style:family="paragraph" style:parent-style-name="Table_20_Contents">
      <style:text-properties officeooo:rsid="000df503" officeooo:paragraph-rsid="000df503"/>
    </style:style>
    <style:style style:name="P18" style:family="paragraph" style:parent-style-name="Table_20_Contents">
      <style:text-properties fo:font-weight="bold" officeooo:rsid="000df503" officeooo:paragraph-rsid="000df503" style:font-weight-asian="bold" style:font-weight-complex="bold"/>
    </style:style>
    <style:style style:name="P19" style:family="paragraph">
      <style:paragraph-properties fo:text-align="center"/>
    </style:style>
    <style:style style:name="P20" style:family="paragraph">
      <loext:graphic-properties draw:fill-color="#ffffff"/>
      <style:paragraph-properties fo:text-align="center"/>
    </style:style>
    <style:style style:name="P21" style:family="paragraph">
      <loext:graphic-properties draw:fill="none" draw:fill-color="#ffffff"/>
      <style:text-properties fo:font-size="12pt"/>
    </style:style>
    <style:style style:name="P22" style:family="paragraph">
      <loext:graphic-properties draw:fill="none" draw:fill-color="#ffffff"/>
    </style:style>
    <style:style style:name="P23" style:family="paragraph">
      <style:text-properties style:font-name="Liberation Serif"/>
    </style:style>
    <style:style style:name="P24" style:family="paragraph">
      <loext:graphic-properties draw:fill="none" draw:fill-color="#ffffff"/>
      <style:text-properties style:font-name="Liberation Serif"/>
    </style:style>
    <style:style style:name="T1" style:family="text">
      <style:text-properties officeooo:rsid="000a45cd"/>
    </style:style>
    <style:style style:name="T2" style:family="text">
      <style:text-properties officeooo:rsid="000a5bd2"/>
    </style:style>
    <style:style style:name="T3" style:family="text">
      <style:text-properties style:text-position="super 58%"/>
    </style:style>
    <style:style style:name="T4" style:family="text">
      <style:text-properties style:text-position="super 58%" officeooo:rsid="000a5bd2"/>
    </style:style>
    <style:style style:name="T5" style:family="text">
      <style:text-properties style:text-position="super 58%" officeooo:rsid="000d5396"/>
    </style:style>
    <style:style style:name="T6" style:family="text">
      <style:text-properties officeooo:rsid="000ba612"/>
    </style:style>
    <style:style style:name="T7" style:family="text">
      <style:text-properties style:text-position="0% 100%"/>
    </style:style>
    <style:style style:name="T8" style:family="text">
      <style:text-properties style:text-position="0% 100%" officeooo:rsid="000a5bd2"/>
    </style:style>
    <style:style style:name="T9" style:family="text">
      <style:text-properties style:text-position="0% 100%" fo:font-style="italic" style:font-style-asian="italic" style:font-style-complex="italic"/>
    </style:style>
    <style:style style:name="T10" style:family="text">
      <style:text-properties style:text-position="0% 100%" officeooo:rsid="0011ec60"/>
    </style:style>
    <style:style style:name="T11" style:family="text">
      <style:text-properties style:text-position="0% 100%" officeooo:rsid="0013bed7"/>
    </style:style>
    <style:style style:name="T12" style:family="text">
      <style:text-properties style:text-position="0% 100%" officeooo:rsid="00155921"/>
    </style:style>
    <style:style style:name="T13" style:family="text">
      <style:text-properties style:text-position="0% 100%" officeooo:rsid="00172429"/>
    </style:style>
    <style:style style:name="T14" style:family="text">
      <style:text-properties fo:color="#ff3333"/>
    </style:style>
    <style:style style:name="T15" style:family="text">
      <style:text-properties officeooo:rsid="000df503"/>
    </style:style>
    <style:style style:name="T16" style:family="text">
      <style:text-properties fo:font-size="12pt"/>
    </style:style>
    <style:style style:name="T17" style:family="text">
      <style:text-properties style:font-name="Liberation Serif"/>
    </style:style>
    <style:style style:name="T18" style:family="text">
      <style:text-properties style:font-name="Liberation Serif" fo:font-size="12pt"/>
    </style:style>
    <style:style style:name="T19" style:family="text">
      <style:text-properties style:text-position="0% 100%" style:font-name="Liberation Serif" fo:font-size="12pt"/>
    </style:style>
    <style:style style:name="T20" style:family="text">
      <style:text-properties style:text-position="33% 58%" style:font-name="Liberation Serif"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vertical-pos="from-top" style:vertical-rel="paragraph" style:horizontal-pos="from-left" style:horizontal-rel="paragraph"/>
    </style:style>
    <style:style style:name="gr3" style:family="graphic">
      <style:graphic-properties svg:stroke-width="0.0201in" svg:stroke-color="#000000" draw:marker-start-width="0.1689in" draw:marker-end-width="0.1689in" draw:fill-color="#ffffff" draw:textarea-horizontal-align="justify" draw:textarea-vertical-align="middle" draw:auto-grow-height="false" fo:min-height="0.1319in" fo:min-width="0.1319in" fo:padding-top="0.0098in" fo:padding-bottom="0.0098in" fo:padding-left="0.0098in" fo:padding-right="0.0098in" style:run-through="foreground"/>
    </style:style>
    <style:style style:name="gr4"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style:style style:name="gr5" style:family="graphic">
      <style:graphic-properties svg:stroke-width="0.0201in" svg:stroke-color="#6666ff" draw:marker-start-width="0.1689in" draw:marker-end="Arrowheads_20_1" draw:marker-end-width="0.1689in" draw:textarea-horizontal-align="center" draw:textarea-vertical-align="middle" fo:padding-top="0.0098in" fo:padding-bottom="0.0098in" fo:padding-left="0.0098in" fo:padding-right="0.0098in" style:run-through="foreground"/>
    </style:style>
    <style:style style:name="gr6" style:family="graphic">
      <style:graphic-properties svg:stroke-width="0.0201in" svg:stroke-color="#ff6600" draw:marker-start="Arrowheads_20_1" draw:marker-start-width="0.1689in" draw:marker-end="" draw:marker-end-width="0.1689in" draw:textarea-horizontal-align="center" draw:textarea-vertical-align="middle" fo:padding-top="0.0098in" fo:padding-bottom="0.0098in" fo:padding-left="0.0098in" fo:padding-right="0.0098in" style:run-through="foreground"/>
    </style:style>
    <style:style style:name="gr7" style:family="graphic">
      <style:graphic-properties draw:stroke="none" svg:stroke-color="#000000" draw:fill="none" draw:fill-color="#ffffff" fo:min-height="0.1429in" style:run-through="foreground"/>
    </style:style>
    <style:style style:name="gr8" style:family="graphic">
      <style:graphic-properties draw:stroke="none" svg:stroke-color="#000000" draw:fill="none" draw:fill-color="#ffffff" fo:min-height="0.252in" style:run-through="foreground"/>
    </style:style>
    <style:style style:name="gr9" style:family="graphic">
      <style:graphic-properties draw:stroke="none" svg:stroke-color="#000000" draw:fill="none" draw:fill-color="#ffffff" fo:min-height="0.3701in" style:run-through="foreground"/>
    </style:style>
    <style:style style:name="gr10" style:family="graphic">
      <style:graphic-properties draw:stroke="none" svg:stroke-color="#000000" draw:fill="none" draw:fill-color="#ffffff" fo:min-height="0.9138in" style:run-through="foreground"/>
    </style:style>
    <style:style style:name="gr11" style:family="graphic">
      <style:graphic-properties svg:stroke-width="0.0201in" svg:stroke-color="#33ff99" draw:marker-start-width="0.1689in" draw:marker-end="Arrowheads_20_1" draw:marker-end-width="0.1689in" draw:textarea-horizontal-align="center" draw:textarea-vertical-align="middle" fo:padding-top="0.0098in" fo:padding-bottom="0.0098in" fo:padding-left="0.0098in" fo:padding-right="0.0098in" style:run-through="foreground"/>
    </style:style>
    <style:style style:name="gr12" style:family="graphic">
      <style:graphic-properties svg:stroke-width="0.0201in" svg:stroke-color="#66ffff" draw:marker-start-width="0.1689in" draw:marker-end="Arrowheads_20_1" draw:marker-end-width="0.1689in" draw:textarea-horizontal-align="center" draw:textarea-vertical-align="middle" fo:padding-top="0.0098in" fo:padding-bottom="0.0098in" fo:padding-left="0.0098in" fo:padding-right="0.0098in" style:run-through="foreground"/>
    </style:style>
    <style:style style:name="gr13" style:family="graphic">
      <style:graphic-properties svg:stroke-width="0.0201in" svg:stroke-color="#000000" draw:marker-start-width="0.1689in" draw:marker-end-width="0.1689in" draw:fill-color="#ffffff" draw:textarea-horizontal-align="justify" draw:textarea-vertical-align="middle" draw:auto-grow-height="false" fo:min-height="0.0898in" fo:min-width="0.089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0201in" svg:stroke-color="#000000" draw:marker-start-width="0.1689in" draw:marker-end-width="0.1689in" draw:fill-color="#ffffff" draw:textarea-horizontal-align="justify" draw:textarea-vertical-align="middle" draw:auto-grow-height="false" fo:min-height="0.0701in" fo:min-width="0.0701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85in"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0201in" svg:stroke-color="#6666ff"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7" style:family="graphic">
      <style:graphic-properties svg:stroke-width="0.0201in" svg:stroke-color="#000000" draw:marker-start-width="0.1689in" draw:marker-end-width="0.1689in" draw:fill-color="#ffffff" draw:textarea-horizontal-align="justify" draw:textarea-vertical-align="middle" draw:auto-grow-height="false" fo:min-height="0.1181in" fo:min-width="0.1181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8" style:family="graphic">
      <style:graphic-properties svg:stroke-width="0.0201in" svg:stroke-color="#000000" draw:marker-start-width="0.1689in" draw:marker-end-width="0.1689in" draw:fill-color="#ffffff" draw:textarea-horizontal-align="justify" draw:textarea-vertical-align="middle" draw:auto-grow-height="false" fo:min-height="0.0984in" fo:min-width="0.0984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9" style:family="graphic">
      <style:graphic-properties svg:stroke-width="0.0201in" svg:stroke-color="#000000" draw:marker-start="Arrowheads_20_1"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0"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1" style:family="graphic">
      <style:graphic-properties draw:textarea-horizontal-align="justify" draw:textarea-vertical-align="middle" draw:auto-grow-height="false" fo:min-height="0.1146in" fo:min-width="0.4618in"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0.907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motopy Physics<text:line-break/>and<text:span text:style-name="T1"> </text:span>Simplex Approximation<text:span text:style-name="T6">s</text:span></text:p>
      <text:p text:style-name="P2">by Sven Nilsen, 2021</text:p>
      <text:p text:style-name="P1"/>
      <text:p text:style-name="P4">In this paper I show that simplex approximation is useful to understand the <text:span text:style-name="T15">distribution</text:span> of avatars.</text:p>
      <text:p text:style-name="P1"/>
      <text:p text:style-name="P3">Assume the entire universe is like a undirected graph where each edge <text:span text:style-name="T6">is</text:span> a <text:span text:style-name="T2">possible path for a particle:</text:span></text:p>
      <text:p text:style-name="P3"/>
      <text:p text:style-name="P3"><draw:custom-shape text:anchor-type="paragraph" draw:z-index="20" draw:name="Shape1" draw:style-name="gr14" draw:text-style-name="P20" svg:width="0.126in" svg:height="0.126in" svg:x="2.8811in" svg:y="0.08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Shape2" draw:style-name="gr1" draw:text-style-name="P19" svg:x1="3.0071in" svg:y1="0.1598in" svg:x2="3.8098in" svg:y2="0.2854in"><text:p/></draw:line><draw:line text:anchor-type="paragraph" draw:z-index="6" draw:name="Shape2" draw:style-name="gr1" draw:text-style-name="P19" svg:x1="2.2516in" svg:y1="0.3882in" svg:x2="2.8815in" svg:y2="0.1756in"><text:p/></draw:line><draw:line text:anchor-type="paragraph" draw:z-index="17" draw:name="Shape2" draw:style-name="gr1" draw:text-style-name="P19" svg:x1="3.9913in" svg:y1="0.711in" svg:x2="2.9366in" svg:y2="0.1437in"><text:p/></draw:line><draw:line text:anchor-type="paragraph" draw:z-index="18" draw:name="Shape2" draw:style-name="gr1" draw:text-style-name="P19" svg:x1="2.8425in" svg:y1="0.8445in" svg:x2="2.937in" svg:y2="0.1437in"><text:p/></draw:line><draw:line text:anchor-type="paragraph" draw:z-index="19" draw:name="Shape2" draw:style-name="gr1" draw:text-style-name="P19" svg:x1="2.5346in" svg:y1="0.6319in" svg:x2="2.9366in" svg:y2="0.1437in"><text:p/></draw:line><draw:frame text:anchor-type="paragraph" draw:z-index="28" draw:name="Shape3" draw:style-name="gr15" draw:text-style-name="P22" svg:width="1.5669in" svg:height="0.9594in" svg:x="4.4563in" svg:y="0.0638in"><draw:text-box><text:p>The entire universe is assumed to be like an undirected graph where edges are possible paths</text:p></draw:text-box></draw:frame></text:p>
      <text:p text:style-name="P3"><draw:custom-shape text:anchor-type="paragraph" draw:z-index="21" draw:name="Shape1" draw:style-name="gr14" draw:text-style-name="P20" svg:width="0.126in" svg:height="0.126in" svg:x="3.8098in" svg:y="0.0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 draw:style-name="gr13" draw:text-style-name="P20" svg:width="0.126in" svg:height="0.126in" svg:x="2.1256in" svg:y="0.157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 draw:name="Shape2" draw:style-name="gr1" draw:text-style-name="P19" svg:x1="2.9528in" svg:y1="0.0236in" svg:x2="3.0626in" svg:y2="0.2909in"><text:p/></draw:line><draw:line text:anchor-type="paragraph" draw:z-index="11" draw:name="Shape2" draw:style-name="gr1" draw:text-style-name="P19" svg:x1="3.8661in" svg:y1="0.102in" svg:x2="3.9917in" svg:y2="0.5193in"><text:p/></draw:line><draw:line text:anchor-type="paragraph" draw:z-index="12" draw:name="Shape2" draw:style-name="gr1" draw:text-style-name="P19" svg:x1="3.8661in" svg:y1="0.102in" svg:x2="3.0862in" svg:y2="0.3457in"><text:p/></draw:line></text:p>
      <text:p text:style-name="P3"><draw:custom-shape text:anchor-type="paragraph" draw:z-index="22" draw:name="Shape1" draw:style-name="gr14" draw:text-style-name="P20" svg:width="0.126in" svg:height="0.126in" svg:x="2.4791in" svg:y="0.17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1" draw:style-name="gr14" draw:text-style-name="P20" svg:width="0.126in" svg:height="0.126in" svg:x="3.0299in" svg:y="0.099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 draw:name="Shape2" draw:style-name="gr1" draw:text-style-name="P19" svg:x1="2.1882in" svg:y1="0.0126in" svg:x2="2.5346in" svg:y2="0.2488in"><text:p/></draw:line><draw:line text:anchor-type="paragraph" draw:z-index="13" draw:name="Shape2" draw:style-name="gr1" draw:text-style-name="P19" svg:x1="2.5346in" svg:y1="0.2488in" svg:x2="3.0862in" svg:y2="0.1543in"><text:p/></draw:line><draw:line text:anchor-type="paragraph" draw:z-index="0" draw:name="Shape2" draw:style-name="gr1" draw:text-style-name="P19" svg:x1="2.8425in" svg:y1="0.4614in" svg:x2="3.0862in" svg:y2="0.1543in"><text:p/></draw:line><draw:line text:anchor-type="paragraph" draw:z-index="14" draw:name="Shape2" draw:style-name="gr1" draw:text-style-name="P19" svg:x1="3.4091in" svg:y1="0.5406in" svg:x2="3.0862in" svg:y2="0.1543in"><text:p/></draw:line><draw:line text:anchor-type="paragraph" draw:z-index="15" draw:name="Shape2" draw:style-name="gr1" draw:text-style-name="P19" svg:x1="3.6925in" svg:y1="0.4299in" svg:x2="3.0862in" svg:y2="0.1543in"><text:p/></draw:line><draw:line text:anchor-type="paragraph" draw:z-index="16" draw:name="Shape2" draw:style-name="gr1" draw:text-style-name="P19" svg:x1="3.9917in" svg:y1="0.328in" svg:x2="3.0862in" svg:y2="0.1543in"><text:p/></draw:line></text:p>
      <text:p text:style-name="P3"><draw:custom-shape text:anchor-type="paragraph" draw:z-index="23" draw:name="Shape1" draw:style-name="gr14" draw:text-style-name="P20" svg:width="0.126in" svg:height="0.126in" svg:x="3.9201in" svg:y="0.0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 draw:style-name="gr14" draw:text-style-name="P20" svg:width="0.126in" svg:height="0.126in" svg:x="3.6209in" svg:y="0.175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 draw:name="Shape2" draw:style-name="gr1" draw:text-style-name="P19" svg:x1="2.8421in" svg:y1="0.2697in" svg:x2="2.5346in" svg:y2="0.0571in"><text:p/></draw:line><draw:line text:anchor-type="paragraph" draw:z-index="10" draw:name="Shape2" draw:style-name="gr1" draw:text-style-name="P19" svg:x1="3.6925in" svg:y1="0.2382in" svg:x2="3.9917in" svg:y2="0.1362in"><text:p/></draw:line></text:p>
      <text:p text:style-name="P3"><draw:custom-shape text:anchor-type="paragraph" draw:z-index="25" draw:name="Shape1" draw:style-name="gr14" draw:text-style-name="P20" svg:width="0.126in" svg:height="0.126in" svg:x="3.3453in" svg:y="0.0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1" draw:style-name="gr14" draw:text-style-name="P20" svg:width="0.126in" svg:height="0.126in" svg:x="2.7783in" svg:y="0.007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Shape2" draw:style-name="gr1" draw:text-style-name="P19" svg:x1="2.8425in" svg:y1="0.078in" svg:x2="3.4091in" svg:y2="0.1571in"><text:p/></draw:line><draw:line text:anchor-type="paragraph" draw:z-index="9" draw:name="Shape2" draw:style-name="gr1" draw:text-style-name="P19" svg:x1="3.6925in" svg:y1="0.0465in" svg:x2="3.4091in" svg:y2="0.1567in"><text:p/></draw:line></text:p>
      <text:p text:style-name="P3"/>
      <text:p text:style-name="P5"/>
      <text:p text:style-name="P5">A “possible path” does not mean that a particle travels in the sense of classical mechanics, but in the sense of the Path Integral Formulation of quantum mechanics. In Homotopy Physics, a particle does not travel along a single path, but is made up of many homotopy maps between the “possible paths”.</text:p>
      <text:p text:style-name="P5"/>
      <text:p text:style-name="P5">However, since the word “travel” is not used in this context, one can use it to means something else.</text:p>
      <text:p text:style-name="P3"><text:span text:style-name="T2">When a particle “travels” from A to B, the path is assigned some continuous map of type `I → ℂ</text:span><text:span text:style-name="T4">M</text:span><text:span text:style-name="T2">` where `M` is a natural number:</text:span></text:p>
      <text:p text:style-name="P3"/>
      <text:p text:style-name="P1"><draw:g text:anchor-type="paragraph" draw:z-index="3" draw:style-name="gr2"><draw:custom-shape draw:name="Shape1" draw:style-name="gr3" draw:text-style-name="P20" svg:width="0.213in" svg:height="0.213in" svg:x="1.85in" svg:y="0.2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 draw:style-name="gr3" draw:text-style-name="P20" svg:width="0.213in" svg:height="0.213in" svg:x="3.2673in" svg:y="0.19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2" draw:style-name="gr4" draw:text-style-name="P19" svg:x1="2.1094in" svg:y1="0.3327in" svg:x2="3.2276in" svg:y2="0.3173in"><text:p/></draw:line><draw:line draw:name="Shape3" draw:style-name="gr5" draw:text-style-name="P19" svg:x1="2.1331in" svg:y1="0.624in" svg:x2="3.2276in" svg:y2="0.6165in"><text:p/></draw:line><draw:line draw:name="Shape3" draw:style-name="gr6" draw:text-style-name="P19" svg:x1="2.1331in" svg:y1="0.8854in" svg:x2="3.2276in" svg:y2="0.878in"><text:p/></draw:line><draw:frame draw:name="Shape4" draw:style-name="gr7" draw:text-style-name="P21" svg:width="0.2598in" svg:height="0.1925in" svg:x="1.5902in" svg:y="0.2535in"><draw:text-box><text:p><text:span text:style-name="T16">A</text:span></text:p></draw:text-box></draw:frame><draw:frame draw:name="Shape5" draw:style-name="gr8" draw:text-style-name="P22" svg:width="0.3224in" svg:height="0.2524in" svg:x="3.622in" svg:y="0.2307in"><draw:text-box><text:p>B</text:p></draw:text-box></draw:frame><draw:frame draw:name="Shape6" draw:style-name="gr9" draw:text-style-name="P22" svg:width="2.0862in" svg:height="0.3843in" svg:x="3.9445in" svg:y="0.1646in"><draw:text-box><text:p>The undirected edge is a potential for possible paths</text:p></draw:text-box></draw:frame><draw:frame draw:name="Shape7" draw:style-name="gr10" draw:text-style-name="P24" svg:width="1.874in" svg:height="0.9142in" svg:x="3.9602in" svg:y="0.6374in"><draw:text-box><text:p text:style-name="P23"><text:span text:style-name="T17">Directed edges are assignments of continuous maps of type `</text:span><text:span text:style-name="T18">I → </text:span><text:span text:style-name="T19">ℂ</text:span><text:span text:style-name="T20">M</text:span><text:span text:style-name="T19">` to the undirected edge</text:span></text:p></draw:text-box></draw:frame><draw:line draw:name="Shape3" draw:style-name="gr11" draw:text-style-name="P19" svg:x1="2.1256in" svg:y1="1.1457in" svg:x2="3.2201in" svg:y2="1.1382in"><text:p/></draw:line><draw:line draw:name="Shape3" draw:style-name="gr12" draw:text-style-name="P19" svg:x1="2.1256in" svg:y1="1.4358in" svg:x2="3.2201in" svg:y2="1.4283in"><text:p/></draw:line></draw:g></text:p>
      <text:p text:style-name="P1"/>
      <text:p text:style-name="P1"/>
      <text:p text:style-name="P1"/>
      <text:p text:style-name="P1"/>
      <text:p text:style-name="P1"/>
      <text:p text:style-name="P1"/>
      <text:p text:style-name="P1"/>
      <text:p text:style-name="P1"/>
      <text:p text:style-name="P5">There can be multiple assignments, so directed edges are pictured having different colors.</text:p>
      <text:p text:style-name="P6">The “travel” from B to A corresponds to the <text:span text:style-name="T14">red</text:span> arrow shown in the illustration.</text:p>
      <text:p text:style-name="P5"/>
      <text:p text:style-name="P5">These assignments results from the possible path being intersecting with the homotopy maps.</text:p>
      <text:p text:style-name="P5">The homotopy maps have type `<text:span text:style-name="T2">I</text:span><text:span text:style-name="T3">N</text:span><text:span text:style-name="T2"> → ℂ</text:span><text:span text:style-name="T4">M</text:span><text:span text:style-name="T7">`, where `N` and `M` are natural numbers.</text:span></text:p>
      <text:p text:style-name="P5"><text:span text:style-name="T7">An edge is a special case where `N = 1`.</text:span></text:p>
      <text:p text:style-name="P5"><text:span text:style-name="T7"/></text:p>
      <text:p text:style-name="P6"><text:span text:style-name="T7">A simplex approximation means that for every pair of nodes in the graph, there is an undirected edge.</text:span></text:p>
      <text:p text:style-name="P6"><text:span text:style-name="T7">Translated into possible paths, it means that particles can “travel” from any point to any other point.</text:span></text:p>
      <text:p text:style-name="P6"><text:span text:style-name="T7"/></text:p>
      <text:p text:style-name="P6"><text:span text:style-name="T7">While this approximation is not physically realistic, it is very useful to understand the distribution of avatars by complexity throughout the universe under different assumptions.</text:span></text:p>
      <text:p text:style-name="P6"><text:span text:style-name="T7"/></text:p>
      <text:p text:style-name="P6"><text:soft-page-break/><text:span text:style-name="T7">A simplex has the mathematical property that each “face” on the simplex is also a simplex:</text:span></text:p>
      <text:p text:style-name="P6"><text:span text:style-name="T7"/></text:p>
      <table:table table:name="Table1" table:style-name="Table1">
        <table:table-column table:style-name="Table1.A" table:number-columns-repeated="3"/>
        <table:table-row>
          <table:table-cell table:style-name="Table1.A1" office:value-type="string">
            <text:p text:style-name="P18">Simplex</text:p>
          </table:table-cell>
          <table:table-cell table:style-name="Table1.A1" office:value-type="string">
            <text:p text:style-name="P18">Faces</text:p>
          </table:table-cell>
          <table:table-cell table:style-name="Table1.C1" office:value-type="string">
            <text:p text:style-name="P18">Number of faces</text:p>
          </table:table-cell>
        </table:table-row>
        <table:table-row>
          <table:table-cell table:style-name="Table1.A2" office:value-type="string">
            <text:p text:style-name="P17">0-simplex (point)</text:p>
          </table:table-cell>
          <table:table-cell table:style-name="Table1.A2" office:value-type="string">
            <text:p text:style-name="P17">0</text:p>
          </table:table-cell>
          <table:table-cell table:style-name="Table1.C2" office:value-type="string">
            <text:p text:style-name="P17">1</text:p>
          </table:table-cell>
        </table:table-row>
        <table:table-row>
          <table:table-cell table:style-name="Table1.A2" office:value-type="string">
            <text:p text:style-name="P17">1-simplex (line)</text:p>
          </table:table-cell>
          <table:table-cell table:style-name="Table1.A2" office:value-type="string">
            <text:p text:style-name="P17">0 1</text:p>
          </table:table-cell>
          <table:table-cell table:style-name="Table1.C2" office:value-type="string">
            <text:p text:style-name="P17">2 1</text:p>
          </table:table-cell>
        </table:table-row>
        <table:table-row>
          <table:table-cell table:style-name="Table1.A2" office:value-type="string">
            <text:p text:style-name="P17">2-simplex (triangle)</text:p>
          </table:table-cell>
          <table:table-cell table:style-name="Table1.A2" office:value-type="string">
            <text:p text:style-name="P17">0 1 2</text:p>
          </table:table-cell>
          <table:table-cell table:style-name="Table1.C2" office:value-type="string">
            <text:p text:style-name="P17">3 3 1</text:p>
          </table:table-cell>
        </table:table-row>
        <table:table-row>
          <table:table-cell table:style-name="Table1.A2" office:value-type="string">
            <text:p text:style-name="P17">3-simplex (tetrahedron)</text:p>
          </table:table-cell>
          <table:table-cell table:style-name="Table1.A2" office:value-type="string">
            <text:p text:style-name="P17">0 1 2 3</text:p>
          </table:table-cell>
          <table:table-cell table:style-name="Table1.C2" office:value-type="string">
            <text:p text:style-name="P17">4 6 4 1</text:p>
          </table:table-cell>
        </table:table-row>
        <table:table-row>
          <table:table-cell table:style-name="Table1.A2" office:value-type="string">
            <text:p text:style-name="P17">4-simplex (5-cell)</text:p>
          </table:table-cell>
          <table:table-cell table:style-name="Table1.A2" office:value-type="string">
            <text:p text:style-name="P17">0 1 2 3 4</text:p>
          </table:table-cell>
          <table:table-cell table:style-name="Table1.C2" office:value-type="string">
            <text:p text:style-name="P17">5 10 10 5 1</text:p>
          </table:table-cell>
        </table:table-row>
      </table:table>
      <text:p text:style-name="P6"><text:span text:style-name="T7"/></text:p>
      <text:p text:style-name="P8"><text:span text:style-name="T7">The number of faces in a simplex corresponds to numbers found in Pascal’s triangle.</text:span></text:p>
      <text:p text:style-name="P7"><text:span text:style-name="T7"/></text:p>
      <text:p text:style-name="P7"><text:span text:style-name="T7">An avatar is a homotopy map of type `</text:span><text:span text:style-name="T8">I</text:span><text:span text:style-name="T5">N</text:span><text:span text:style-name="T8"> → ℂ</text:span><text:span text:style-name="T4">M</text:span><text:span text:style-name="T7">`, which is like a hypercube.</text:span></text:p>
      <text:p text:style-name="P8"><text:span text:style-name="T7">However, it is always possible to embed a hypercube onto some n-simplex.</text:span></text:p>
      <text:p text:style-name="P8"><text:span text:style-name="T7">This means that the pattern of a hypercube, e.g. a square, can be drawn like this:</text:span></text:p>
      <text:p text:style-name="P8"><text:span text:style-name="T7"/></text:p>
      <text:p text:style-name="P8"><draw:custom-shape text:anchor-type="paragraph" draw:z-index="35" draw:name="Shape4" draw:style-name="gr17" draw:text-style-name="P20" svg:width="0.1657in" svg:height="0.1657in" svg:x="2.4091in" svg:y="0.05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4" draw:style-name="gr18" draw:text-style-name="P20" svg:width="0.1657in" svg:height="0.1657in" svg:x="3.5665in" svg:y="0.0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4" draw:style-name="gr18" draw:text-style-name="P20" svg:width="0.1657in" svg:height="0.1657in" svg:x="2.3937in" svg:y="1.08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4" draw:style-name="gr18" draw:text-style-name="P20" svg:width="0.1657in" svg:height="0.1657in" svg:x="3.5591in" svg:y="1.111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 draw:name="Shape5" draw:style-name="gr16" draw:text-style-name="P19" svg:x1="2.4799in" svg:y1="0.1425in" svg:x2="3.6374in" svg:y2="0.1425in"><text:p/></draw:line><draw:line text:anchor-type="paragraph" draw:z-index="30" draw:name="Shape5" draw:style-name="gr16" draw:text-style-name="P19" svg:x1="2.4799in" svg:y1="0.1425in" svg:x2="2.4799in" svg:y2="1.1823in"><text:p/></draw:line><draw:line text:anchor-type="paragraph" draw:z-index="31" draw:name="Shape5" draw:style-name="gr16" draw:text-style-name="P19" svg:x1="3.6374in" svg:y1="0.1425in" svg:x2="3.6374in" svg:y2="1.1823in"><text:p/></draw:line><draw:line text:anchor-type="paragraph" draw:z-index="32" draw:name="Shape5" draw:style-name="gr16" draw:text-style-name="P19" svg:x1="2.4799in" svg:y1="1.1819in" svg:x2="3.6374in" svg:y2="1.1819in"><text:p/></draw:line><draw:line text:anchor-type="paragraph" draw:z-index="33" draw:name="Shape5" draw:style-name="gr1" draw:text-style-name="P19" svg:x1="2.4799in" svg:y1="1.1823in" svg:x2="3.6374in" svg:y2="0.1425in"><text:p/></draw:line><draw:line text:anchor-type="paragraph" draw:z-index="34" draw:name="Shape5" draw:style-name="gr1" draw:text-style-name="P19" svg:x1="2.4799in" svg:y1="0.1425in" svg:x2="3.6374in" svg:y2="1.1823in"><text:p/></draw:line><text:span text:style-name="T7"/></text:p>
      <text:p text:style-name="P8"><draw:frame text:anchor-type="paragraph" draw:z-index="56" draw:name="Shape7" draw:style-name="gr22" draw:text-style-name="P22" svg:width="1.426in" svg:height="0.5122in" svg:x="4.0783in" svg:y="0.1764in"><draw:text-box><text:p>An avatar is bounded by some simplex</text:p></draw:text-box></draw:frame><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A hypercube has `2</text:span><text:span text:style-name="T3">N</text:span><text:span text:style-name="T7">` vertices, which can be embedded onto a `2</text:span><text:span text:style-name="T3">N</text:span><text:span text:style-name="T7">-1`-simplex.</text:span></text:p>
      <text:p text:style-name="P8"><text:span text:style-name="T7"/></text:p>
      <text:p text:style-name="P8"><text:span text:style-name="T7">There are often many ways to embed avatars onto a simplex, but by grouping avatars using the simplex as boundary, it simplifies reasoning about the distribution of avatars.</text:span></text:p>
      <text:p text:style-name="P8"><text:span text:style-name="T7"/></text:p>
      <text:p text:style-name="P9"><text:span text:style-name="T7">It is impossible to measure the distribution of avatars directly, since measurements are restricted.<text:line-break/>One can only measure the outcomes where possible paths contribute to some probability of an event.</text:span></text:p>
      <text:p text:style-name="P9"><text:span text:style-name="T7">This means an observer can only know a tiny fraction of the total information in the universe.</text:span></text:p>
      <text:p text:style-name="P9"><text:span text:style-name="T7"/></text:p>
      <text:p text:style-name="P9"><text:span text:style-name="T7">With a such high level of ignorance, due to only knowing a tiny fraction, it makes no sense to develop highly detailed models of the distribution of avatars. Any such model is likely to be wrong.</text:span></text:p>
      <text:p text:style-name="P9"><text:span text:style-name="T7"/></text:p>
      <text:p text:style-name="P9"><text:span text:style-name="T7">However, Avatar Extensions hints at how avatars might be created, by using an introduction operator. Starting with the universal wavefunction, one can imagine creating avatars </text:span><text:span text:style-name="T10">from it. </text:span><text:span text:style-name="T7">This introduction operator is analogue to the </text:span><text:span text:style-name="T9">folding</text:span><text:span text:style-name="T7"> of a simplex into </text:span><text:span text:style-name="T10">some face. The avatar is bounded, in an analogue sense, to the folded simplex, where the folding operation is unknown, but along some possible path:</text:span></text:p>
      <text:p text:style-name="P9"><draw:custom-shape text:anchor-type="paragraph" draw:z-index="45" draw:name="Shape4" draw:style-name="gr18" draw:text-style-name="P20" svg:width="0.1657in" svg:height="0.1657in" svg:x="1.1646in" svg:y="0.18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4" draw:style-name="gr18" draw:text-style-name="P20" svg:width="0.1657in" svg:height="0.1657in" svg:x="2.322in" svg:y="0.189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0"/></text:p>
      <text:p text:style-name="P9"><draw:line text:anchor-type="paragraph" draw:z-index="39" draw:name="Shape5" draw:style-name="gr19" draw:text-style-name="P19" svg:x1="1.2354in" svg:y1="0.0752in" svg:x2="2.3929in" svg:y2="0.0752in"><text:p/></draw:line><draw:line text:anchor-type="paragraph" draw:z-index="40" draw:name="Shape5" draw:style-name="gr1" draw:text-style-name="P19" svg:x1="1.2354in" svg:y1="0.0752in" svg:x2="1.2354in" svg:y2="1.115in"><text:p/></draw:line><draw:line text:anchor-type="paragraph" draw:z-index="41" draw:name="Shape5" draw:style-name="gr20" draw:text-style-name="P19" svg:x1="2.3929in" svg:y1="0.0752in" svg:x2="2.3929in" svg:y2="1.115in"><text:p/></draw:line><draw:line text:anchor-type="paragraph" draw:z-index="42" draw:name="Shape5" draw:style-name="gr1" draw:text-style-name="P19" svg:x1="1.2354in" svg:y1="1.1146in" svg:x2="2.3929in" svg:y2="1.1146in"><text:p/></draw:line><draw:line text:anchor-type="paragraph" draw:z-index="43" draw:name="Shape5" draw:style-name="gr19" draw:text-style-name="P19" svg:x1="1.2354in" svg:y1="1.115in" svg:x2="2.3929in" svg:y2="0.0752in"><text:p/></draw:line><draw:line text:anchor-type="paragraph" draw:z-index="44" draw:name="Shape5" draw:style-name="gr1" draw:text-style-name="P19" svg:x1="1.2354in" svg:y1="0.0752in" svg:x2="2.3929in" svg:y2="1.115in"><text:p/></draw:line><draw:custom-shape text:anchor-type="paragraph" draw:z-index="47" draw:name="Shape4" draw:style-name="gr18" draw:text-style-name="P20" svg:width="0.1657in" svg:height="0.1657in" svg:x="1.1492in" svg:y="1.01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4" draw:style-name="gr18" draw:text-style-name="P20" svg:width="0.1657in" svg:height="0.1657in" svg:x="2.3146in" svg:y="1.044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9" draw:name="Shape5" draw:style-name="gr1" draw:text-style-name="P19" svg:x1="3.4634in" svg:y1="0.0909in" svg:x2="3.4634in" svg:y2="1.1307in"><text:p/></draw:line><draw:line text:anchor-type="paragraph" draw:z-index="50" draw:name="Shape5" draw:style-name="gr1" draw:text-style-name="P19" svg:x1="3.4634in" svg:y1="1.1307in" svg:x2="4.6209in" svg:y2="1.1307in"><text:p/></draw:line><draw:line text:anchor-type="paragraph" draw:z-index="51" draw:name="Shape5" draw:style-name="gr1" draw:text-style-name="P19" svg:x1="3.4634in" svg:y1="0.0909in" svg:x2="4.6209in" svg:y2="1.1307in"><text:p/></draw:line><draw:custom-shape text:anchor-type="paragraph" draw:z-index="52" draw:name="Shape4" draw:style-name="gr18" draw:text-style-name="P20" svg:width="0.1657in" svg:height="0.1657in" svg:x="3.3925in" svg:y="0.0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4" draw:style-name="gr18" draw:text-style-name="P20" svg:width="0.1657in" svg:height="0.1657in" svg:x="3.3772in" svg:y="1.0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4" draw:style-name="gr18" draw:text-style-name="P20" svg:width="0.1657in" svg:height="0.1657in" svg:x="4.5425in" svg:y="1.0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6" draw:style-name="gr21" svg:width="0.528in" svg:height="0.2287in" svg:x="2.7in" svg:y="0.45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7" draw:name="Shape8" draw:style-name="gr23" draw:text-style-name="P22" svg:width="1.3232in" svg:height="0.9594in" svg:x="5.2902in" svg:y="0.0516in"><draw:text-box><text:p>Folding a simplex onto some face, where folding is along a choice of possible path</text:p></draw:text-box></draw:frame><text:span text:style-name="T10"/></text:p>
      <text:p text:style-name="P16"><text:span text:style-name="T10">W</text:span><text:span text:style-name="T7">ith other words, every avatar is the universe wavefunction folded onto itself.</text:span></text:p>
      <text:p text:style-name="P10"><text:span text:style-name="T7"/></text:p>
      <text:p text:style-name="P10"><text:span text:style-name="T7">This might not make much sense from an objective physical perspective,<text:line-break/>because all probabilities measured by experiments can be explained using the universe wavefunction.</text:span></text:p>
      <text:p text:style-name="P10"><text:span text:style-name="T7">Why should one think about avatars, entities hidden from the available information?</text:span></text:p>
      <text:p text:style-name="P10"><text:span text:style-name="T7"/></text:p>
      <text:p text:style-name="P10"><text:span text:style-name="T7">The motivation of folding the universe wavefunction, is due to </text:span><text:span text:style-name="T9">observers</text:span><text:span text:style-name="T7">.</text:span></text:p>
      <text:p text:style-name="P10"><text:span text:style-name="T7"/></text:p>
      <text:p text:style-name="P10"><text:span text:style-name="T7">Each observer experience the universe from a unique perspective, which is </text:span><text:span text:style-name="T9">different</text:span><text:span text:style-name="T7"> from any other observer. The universe wavefunction can only explain probabilities on events that observers agree on.</text:span></text:p>
      <text:p text:style-name="P10"><text:span text:style-name="T7"/></text:p>
      <text:p text:style-name="P10"><text:span text:style-name="T7">The universe wavefunction is some sort of language which observers use to describe reality independent of their own perspectives. To explain observers themselves, one must restore the subjectiv</text:span><text:span text:style-name="T11">ity of observers</text:span><text:span text:style-name="T7"> </text:span><text:span text:style-name="T11">in</text:span><text:span text:style-name="T7"> the universe, which corresponds the unknown folding operation.</text:span></text:p>
      <text:p text:style-name="P10"><text:span text:style-name="T7"/></text:p>
      <text:p text:style-name="P10"><text:span text:style-name="T7">Very little is known, or assumed, about this folding operation:</text:span></text:p>
      <text:p text:style-name="P10"><text:span text:style-name="T7"/></text:p>
      <text:list xml:id="list7000419926922327195" text:style-name="L1">
        <text:list-item>
          <text:p text:style-name="P11"><text:span text:style-name="T7">The folding operation is assumed to be symmetric for any possible path</text:span></text:p>
        </text:list-item>
        <text:list-item>
          <text:p text:style-name="P12"><text:span text:style-name="T7">The end result of the folding operation is associated with the distribution of avatars</text:span></text:p>
        </text:list-item>
      </text:list>
      <text:p text:style-name="P13"><text:span text:style-name="T7"/></text:p>
      <text:p text:style-name="P13"><text:span text:style-name="T7">With other words, if there are multiple ways to create an avatar from the universe wavefunction by performing a sequence of folding operations, then the order of these operations or the number of ways does not matter for reasoning about the avatar distribution. The only thing that matters is the final result of the folding, which corresponds to some simplex.</text:span></text:p>
      <text:p text:style-name="P13"><text:span text:style-name="T7"/></text:p>
      <text:p text:style-name="P13"><text:span text:style-name="T7">These two assumptions are made to cover as many possible theories that are consistent with the probabilities that are measured by experiments. If the number of ways mattered by folding, then there will always be more ways to fold into simpler avatars than complex ones and as a consequence the probability of an observer having complexity higher than a fundamental particle would be zero. </text:span><text:span text:style-name="T12">Likewise, experiments only show that probabilities depend on possible paths and not on higher homotopy maps themselves. If homotopy maps contributed significantly to probabilities, then one can imagine the number of ways to fold, which might be homotopy maps, having some influence.</text:span></text:p>
      <text:p text:style-name="P13"><text:span text:style-name="T12"/></text:p>
      <text:p text:style-name="P15"><text:span text:style-name="T12">T</text:span><text:span text:style-name="T7">he folding operation can also have uncountable choices, e.g. over meeting points, but due to symmetry such uncountable choices are factored out. This means one can reason as if the folding operation is approximately discrete and in this case corresponds to faces of a simplex.</text:span></text:p>
      <text:p text:style-name="P13"><text:span text:style-name="T12"/></text:p>
      <text:p text:style-name="P14"><text:span text:style-name="T7">In the simplex approximation, these two assumptions makes it possible to reason about the distribution of avatars by counting faces. An avatar can have any complexity, from a single point to the whole universe. Since normalized Pascal’s triangle has a binomial distribution, it follows that the distribution of avatars might, as a simple approximation, have a binomial distribution </text:span><text:span text:style-name="T13">in complexity</text:span><text:span text:style-name="T7">.</text:span></text:p>
      <text:p text:style-name="P14"><text:span text:style-name="T7"/></text:p>
      <text:p text:style-name="P15"><text:span text:style-name="T7">As a consequence, an observer is likely to have a subjective experience that is somewhere in between the two extremes of existing as a single point and existing as the whole unive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 svg:font-family="" style:font-family-generic="roman"/>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30T08:46:34.660124000</meta:creation-date>
    <dc:date>2021-08-30T11:14:10.621321000</dc:date>
    <meta:editing-duration>PT6M44S</meta:editing-duration>
    <meta:editing-cycles>1</meta:editing-cycles>
    <meta:document-statistic meta:table-count="1" meta:image-count="0" meta:object-count="0" meta:page-count="3" meta:paragraph-count="58" meta:word-count="1041" meta:character-count="6258" meta:non-whitespace-character-count="5277"/>
    <meta:generator>LibreOffice/5.1.2.2$MacOSX_X86_64 LibreOffice_project/d3bf12ecb743fc0d20e0be0c58ca359301eb705f</meta:generator>
  </office:meta>
</office:document-meta>
</file>